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" svg:font-family="'EB Garamond 0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465cm" fo:min-width="0.44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464cm" fo:min-width="0.44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464cm" fo:min-width="0.441cm"/>
    </style:style>
    <style:style style:name="gr5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465cm" fo:min-width="0.441cm"/>
    </style:style>
    <style:style style:name="gr8" style:family="graphic" style:parent-style-name="objectwithoutfill">
      <style:graphic-properties draw:stroke="dash" draw:stroke-dash="Fine_20_Dashed" svg:stroke-width="0.106cm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Fine_20_Dashed" svg:stroke-width="0.106cm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464cm" fo:min-width="0.44cm"/>
    </style:style>
    <style:style style:name="gr11" style:family="graphic" style:parent-style-name="standard">
      <style:graphic-properties svg:stroke-color="#000000" draw:fill="none" draw:opacity="100%" draw:opacity-name="" draw:textarea-horizontal-align="justify" draw:textarea-vertical-align="middle" draw:auto-grow-height="false" fo:min-height="2.913cm" fo:min-width="2.319cm"/>
    </style:style>
    <style:style style:name="gr12" style:family="graphic" style:parent-style-name="standard">
      <style:graphic-properties svg:stroke-color="#000000" draw:fill="none" draw:opacity="100%" draw:opacity-name="" draw:textarea-horizontal-align="justify" draw:textarea-vertical-align="middle" draw:auto-grow-height="false" fo:min-height="2.913cm" fo:min-width="3.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7.5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cm" fo:min-width="4.6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8.3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8.2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style:font-name="EB Garamond 08"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style:font-name="EB Garamond 08" fo:font-size="20pt" style:font-size-asian="20pt" style:font-size-complex="20pt"/>
    </style:style>
    <style:style style:name="T1" style:family="text">
      <style:text-properties style:font-name="EB Garamond 08" fo:font-size="24pt" style:font-size-asian="24pt" style:font-size-complex="24pt"/>
    </style:style>
    <style:style style:name="T2" style:family="text">
      <style:text-properties style:font-name="EB Garamond 08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55cm" svg:y1="16.445cm" svg:x2="6.987cm" svg:y2="14.714cm">
          <text:p/>
        </draw:line>
        <draw:custom-shape draw:style-name="gr2" draw:text-style-name="P2" draw:layer="layout" svg:width="1.328cm" svg:height="1.009cm" svg:x="4.829cm" svg:y="6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28cm" svg:height="1.01cm" svg:x="7.652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29cm" svg:height="1.01cm" svg:x="2.338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28cm" svg:height="1.01cm" svg:x="5.161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28cm" svg:height="1.01cm" svg:x="2.172cm" svg:y="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28cm" svg:height="1.009cm" svg:x="1.674cm" svg:y="7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338cm" svg:y1="7.935cm" svg:x2="2.67cm" svg:y2="5.916cm">
          <text:p/>
        </draw:line>
        <draw:line draw:style-name="gr5" draw:text-style-name="P1" draw:layer="layout" svg:x1="5.161cm" svg:y1="7.07cm" svg:x2="2.836cm" svg:y2="5.772cm">
          <text:p/>
        </draw:line>
        <draw:line draw:style-name="gr5" draw:text-style-name="P1" draw:layer="layout" svg:x1="5.659cm" svg:y1="7.359cm" svg:x2="8.15cm" svg:y2="7.647cm">
          <text:p/>
        </draw:line>
        <draw:line draw:style-name="gr5" draw:text-style-name="P1" draw:layer="layout" svg:x1="5.493cm" svg:y1="7.07cm" svg:x2="5.825cm" svg:y2="4.907cm">
          <text:p/>
        </draw:line>
        <draw:line draw:style-name="gr5" draw:text-style-name="P1" draw:layer="layout" svg:x1="3.002cm" svg:y1="3.465cm" svg:x2="5.825cm" svg:y2="4.908cm">
          <text:p/>
        </draw:line>
        <draw:line draw:style-name="gr5" draw:text-style-name="P1" draw:layer="layout" svg:x1="3.004cm" svg:y1="3.466cm" svg:x2="5.659cm" svg:y2="7.359cm">
          <text:p/>
        </draw:line>
        <draw:line draw:style-name="gr6" draw:text-style-name="P1" draw:layer="layout" svg:x1="10.972cm" svg:y1="5.916cm" svg:x2="14.127cm" svg:y2="5.916cm">
          <text:p/>
        </draw:line>
        <draw:custom-shape draw:style-name="gr2" draw:text-style-name="P2" draw:layer="layout" svg:width="1.328cm" svg:height="1.009cm" svg:x="4.829cm" svg:y="6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28cm" svg:height="1.01cm" svg:x="7.652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29cm" svg:height="1.01cm" svg:x="2.338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28cm" svg:height="1.01cm" svg:x="5.161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28cm" svg:height="1.01cm" svg:x="2.172cm" svg:y="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28cm" svg:height="1.009cm" svg:x="1.674cm" svg:y="7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338cm" svg:y1="7.935cm" svg:x2="2.67cm" svg:y2="5.916cm">
          <text:p/>
        </draw:line>
        <draw:line draw:style-name="gr5" draw:text-style-name="P1" draw:layer="layout" svg:x1="5.161cm" svg:y1="7.07cm" svg:x2="2.836cm" svg:y2="5.772cm">
          <text:p/>
        </draw:line>
        <draw:line draw:style-name="gr5" draw:text-style-name="P1" draw:layer="layout" svg:x1="5.659cm" svg:y1="7.359cm" svg:x2="8.15cm" svg:y2="7.647cm">
          <text:p/>
        </draw:line>
        <draw:line draw:style-name="gr5" draw:text-style-name="P1" draw:layer="layout" svg:x1="5.493cm" svg:y1="7.07cm" svg:x2="5.825cm" svg:y2="4.907cm">
          <text:p/>
        </draw:line>
        <draw:line draw:style-name="gr5" draw:text-style-name="P1" draw:layer="layout" svg:x1="3.002cm" svg:y1="3.465cm" svg:x2="5.825cm" svg:y2="4.908cm">
          <text:p/>
        </draw:line>
        <draw:line draw:style-name="gr5" draw:text-style-name="P1" draw:layer="layout" svg:x1="3.004cm" svg:y1="3.466cm" svg:x2="5.659cm" svg:y2="7.359cm">
          <text:p/>
        </draw:line>
        <draw:custom-shape draw:style-name="gr3" draw:text-style-name="P2" draw:layer="layout" svg:width="1.328cm" svg:height="1.01cm" svg:x="19.607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29cm" svg:height="1.009cm" svg:x="22.429cm" svg:y="7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28cm" svg:height="1.01cm" svg:x="17.116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28cm" svg:height="1.01cm" svg:x="19.939cm" svg:y="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28cm" svg:height="1.009cm" svg:x="16.95cm" svg:y="5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28cm" svg:height="1.01cm" svg:x="16.452cm" svg:y="7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116cm" svg:y1="8.224cm" svg:x2="17.448cm" svg:y2="6.205cm">
          <text:p/>
        </draw:line>
        <draw:line draw:style-name="gr5" draw:text-style-name="P1" draw:layer="layout" svg:x1="19.939cm" svg:y1="7.359cm" svg:x2="17.614cm" svg:y2="6.061cm">
          <text:p/>
        </draw:line>
        <draw:line draw:style-name="gr5" draw:text-style-name="P1" draw:layer="layout" svg:x1="20.437cm" svg:y1="7.647cm" svg:x2="22.928cm" svg:y2="7.935cm">
          <text:p/>
        </draw:line>
        <draw:line draw:style-name="gr5" draw:text-style-name="P1" draw:layer="layout" svg:x1="20.271cm" svg:y1="7.358cm" svg:x2="20.603cm" svg:y2="5.195cm">
          <text:p/>
        </draw:line>
        <draw:line draw:style-name="gr5" draw:text-style-name="P1" draw:layer="layout" svg:x1="17.781cm" svg:y1="3.754cm" svg:x2="20.436cm" svg:y2="7.647cm">
          <text:p/>
        </draw:line>
        <draw:line draw:style-name="gr5" draw:text-style-name="P1" draw:layer="layout" svg:x1="2.338cm" svg:y1="7.936cm" svg:x2="5.493cm" svg:y2="7.359cm">
          <text:p/>
        </draw:line>
        <draw:line draw:style-name="gr6" draw:text-style-name="P1" draw:layer="layout" svg:x1="19.939cm" svg:y1="9.81cm" svg:x2="19.939cm" svg:y2="12.118cm">
          <text:p/>
        </draw:line>
        <draw:custom-shape draw:style-name="gr2" draw:text-style-name="P2" draw:layer="layout" svg:width="1.328cm" svg:height="1.009cm" svg:x="23.758cm" svg:y="16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29cm" svg:height="1.009cm" svg:x="18.444cm" svg:y="1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28cm" svg:height="1.009cm" svg:x="21.267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29cm" svg:height="1.009cm" svg:x="18.278cm" svg:y="14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28cm" svg:height="1.01cm" svg:x="17.78cm" svg:y="17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8.61cm" svg:y1="17.021cm" svg:x2="18.776cm" svg:y2="15.579cm">
          <text:p/>
        </draw:line>
        <draw:line draw:style-name="gr9" draw:text-style-name="P1" draw:layer="layout" svg:x1="21.266cm" svg:y1="16.733cm" svg:x2="19.274cm" svg:y2="15.579cm">
          <text:p/>
        </draw:line>
        <draw:line draw:style-name="gr1" draw:text-style-name="P1" draw:layer="layout" svg:x1="21.765cm" svg:y1="17.021cm" svg:x2="23.757cm" svg:y2="17.165cm">
          <text:p/>
        </draw:line>
        <draw:line draw:style-name="gr1" draw:text-style-name="P1" draw:layer="layout" svg:x1="21.599cm" svg:y1="16.733cm" svg:x2="21.931cm" svg:y2="15.002cm">
          <text:p/>
        </draw:line>
        <draw:line draw:style-name="gr8" draw:text-style-name="P1" draw:layer="layout" svg:x1="19.44cm" svg:y1="13.56cm" svg:x2="21.432cm" svg:y2="16.444cm">
          <text:p/>
        </draw:line>
        <draw:custom-shape draw:style-name="gr10" draw:text-style-name="P3" draw:layer="layout" svg:width="1.328cm" svg:height="1.01cm" svg:x="20.935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792cm" svg:y1="15.147cm" svg:x2="11.969cm" svg:y2="15.147cm">
          <text:p/>
        </draw:line>
        <draw:custom-shape draw:style-name="gr3" draw:text-style-name="P2" draw:layer="layout" svg:width="1.328cm" svg:height="1.01cm" svg:x="8.814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29cm" svg:height="1.01cm" svg:x="3.5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29cm" svg:height="1.01cm" svg:x="6.323cm" svg:y="1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29cm" svg:height="1.01cm" svg:x="3.334cm" svg:y="1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29cm" svg:height="1.009cm" svg:x="2.836cm" svg:y="16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667cm" svg:y1="16.733cm" svg:x2="3.833cm" svg:y2="15.291cm">
          <text:p/>
        </draw:line>
        <draw:line draw:style-name="gr9" draw:text-style-name="P1" draw:layer="layout" svg:x1="6.323cm" svg:y1="16.445cm" svg:x2="4.331cm" svg:y2="15.291cm">
          <text:p/>
        </draw:line>
        <draw:line draw:style-name="gr1" draw:text-style-name="P1" draw:layer="layout" svg:x1="6.821cm" svg:y1="16.733cm" svg:x2="8.813cm" svg:y2="16.877cm">
          <text:p/>
        </draw:line>
        <draw:line draw:style-name="gr8" draw:text-style-name="P1" draw:layer="layout" svg:x1="4.497cm" svg:y1="13.272cm" svg:x2="6.489cm" svg:y2="16.156cm">
          <text:p/>
        </draw:line>
        <draw:custom-shape draw:style-name="gr10" draw:text-style-name="P3" draw:layer="layout" svg:width="1.328cm" svg:height="1.01cm" svg:x="5.991cm" svg:y="1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985cm" svg:height="4.471cm" svg:x="1.84cm" svg:y="14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812cm" svg:height="4.471cm" svg:x="2.504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7.439cm" svg:height="1.945cm" svg:x="9.255cm" svg:y="4.389cm">
          <draw:text-box>
            <text:p text:style-name="P5"><text:span text:style-name="T1">Graph simplification</text:span></text:p>
          </draw:text-box>
        </draw:frame>
        <draw:frame draw:style-name="gr14" draw:text-style-name="P6" draw:layer="layout" svg:width="5.172cm" svg:height="1.945cm" svg:x="21.101cm" svg:y="10.165cm">
          <draw:text-box>
            <text:p text:style-name="P5"><text:span text:style-name="T1">DAG</text:span></text:p>
            <text:p text:style-name="P5"><text:span text:style-name="T1">construction</text:span></text:p>
          </draw:text-box>
        </draw:frame>
        <draw:frame draw:style-name="gr15" draw:text-style-name="P6" draw:layer="layout" svg:width="8.555cm" svg:height="1.945cm" svg:x="9.463cm" svg:y="13.573cm">
          <draw:text-box>
            <text:p text:style-name="P5"><text:span text:style-name="T1">Ontology construction</text:span></text:p>
          </draw:text-box>
        </draw:frame>
        <draw:frame draw:style-name="gr16" draw:text-style-name="P8" draw:layer="layout" svg:width="8.509cm" svg:height="1.31cm" svg:x="2.016cm" svg:y="18.994cm">
          <draw:text-box>
            <text:p text:style-name="P7"><text:span text:style-name="T1">Semantic rule learn</text:span><text:span text:style-name="T2">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" svg:font-family="'EB Garamond 0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22:00:41.952278951</meta:creation-date>
    <dc:date>2017-05-30T22:25:11.608178178</dc:date>
    <meta:editing-duration>PT14M8S</meta:editing-duration>
    <meta:editing-cycles>2</meta:editing-cycles>
    <meta:generator>LibreOffice/5.1.6.2$Linux_X86_64 LibreOffice_project/10m0$Build-2</meta:generator>
    <meta:document-statistic meta:object-count="67"/>
  </office:meta>
</office:document-meta>
</file>